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D000001C0ACB609E227DF61BB.png" manifest:media-type="image/png"/>
  <manifest:file-entry manifest:full-path="Pictures/100082CC00009C5B00003E9AB1B4501085E1B3E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25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99cm, 0cm, 6.876cm, 32.4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4cm" svg:height="16.025cm" svg:x="0cm" svg:y="0cm">
          <draw:image xlink:href="Pictures/100082CC00009C5B00003E9AB1B4501085E1B3EE.svg" xlink:type="simple" xlink:show="embed" xlink:actuate="onLoad" draw:mime-type="image/svg+xml">
            <text:p/>
          </draw:image>
          <draw:image xlink:href="Pictures/100000010000045D000001C0ACB609E227DF61BB.png" xlink:type="simple" xlink:show="embed" xlink:actuate="onLoad" draw:mime-type="image/png"/>
        </draw:frame>
        <draw:frame draw:style-name="gr2" draw:text-style-name="P1" draw:layer="layout" svg:width="7.625cm" svg:height="4.249cm" svg:x="23.901cm" svg:y="8.901cm">
          <draw:image xlink:href="Pictures/100082CC00009C5B00003E9AB1B4501085E1B3EE.svg" xlink:type="simple" xlink:show="embed" xlink:actuate="onLoad" draw:mime-type="image/svg+xml">
            <text:p/>
          </draw:image>
          <draw:image xlink:href="Pictures/100000010000045D000001C0ACB609E227DF61BB.png" xlink:type="simple" xlink:show="embed" xlink:actuate="onLoad" draw:mime-type="image/png"/>
        </draw:frame>
        <draw:custom-shape draw:style-name="gr3" draw:text-style-name="P2" draw:layer="layout" svg:width="7.5cm" svg:height="4.25cm" svg:x="23.901cm" svg:y="8.9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51cm" fo:margin-bottom="1.151cm" fo:margin-left="1.151cm" fo:margin-right="1.151cm" fo:page-width="33.03cm" fo:page-height="16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8T17:24:48.561458794</dc:date>
    <meta:editing-duration>PT2M26S</meta:editing-duration>
    <meta:editing-cycles>1</meta:editing-cycles>
    <meta:document-statistic meta:object-count="3"/>
    <meta:generator>LibreOffice/7.3.7.2$Linux_X86_64 LibreOffice_project/30$Build-2</meta:generator>
  </office:meta>
</office:document-meta>
</file>